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inion Pro" svg:font-family="'Minion Pro'"/>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text-outline="false" style:text-line-through-style="none" style:font-name="Calibri" fo:font-size="12pt" fo:font-style="normal" fo:text-shadow="none" style:text-underline-style="none" fo:font-weight="bold" style:font-name-asian="Calibri" style:font-size-asian="12pt" style:font-style-asian="normal" style:font-weight-asian="bold" style:font-name-complex="Calibri" style:font-size-complex="12pt" style:font-style-complex="normal" style:font-weight-complex="bold" style:text-emphasize="none" style:text-overline-style="none" style:text-overline-color="font-color"/>
    </style:style>
    <style:style style:name="P2" style:family="paragraph" style:parent-style-name="Standard">
      <style:paragraph-properties fo:text-align="start" style:justify-single-word="false"/>
    </style:style>
    <style:style style:name="P3" style:family="paragraph" style:parent-style-name="Standard">
      <style:text-properties style:font-name="Calibri"/>
    </style:style>
    <style:style style:name="P4" style:family="paragraph" style:parent-style-name="Standard">
      <style:text-properties style:font-name="Calibri" fo:font-weight="bold" style:font-weight-asian="bold" style:font-weight-complex="bold"/>
    </style:style>
    <style:style style:name="P5" style:family="paragraph" style:parent-style-name="Standard">
      <style:paragraph-properties fo:text-align="start" style:justify-single-word="false"/>
      <style:text-properties style:font-name="Calibri" fo:font-weight="bold" style:font-weight-asian="bold" style:font-weight-complex="bold"/>
    </style:style>
    <style:style style:name="P6" style:family="paragraph" style:parent-style-name="Standard">
      <style:text-properties style:font-name="Calibri"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Calibri"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Calibri"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Calibri"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Calibri"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style:font-name="Calibri" fo:font-size="6.5pt" fo:font-weight="bold" style:font-size-asian="6.5pt" style:font-weight-asian="bold" style:font-size-complex="6.5pt" style:font-weight-complex="bold"/>
    </style:style>
    <style:style style:name="P14" style:family="paragraph" style:parent-style-name="Standard">
      <style:paragraph-properties fo:text-align="start" style:justify-single-word="false"/>
      <style:text-properties fo:font-variant="normal" fo:text-transform="none" fo:color="#000000" style:font-name="Calibri" fo:font-size="12pt" fo:letter-spacing="normal" fo:font-style="normal"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variant="normal" fo:text-transform="none"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16" style:family="paragraph" style:parent-style-name="Standard">
      <style:paragraph-properties fo:text-align="start" style:justify-single-word="false"/>
      <style:text-properties fo:font-variant="normal" fo:text-transform="none" fo:color="#000000" style:text-line-through-style="none" style:text-position="0% 100%" style:font-name="Calibri" fo:font-size="12pt" fo:letter-spacing="normal" fo:language="de" fo:country="DE" fo:font-style="normal" style:text-underline-style="none" fo:font-weight="bold" style:font-name-asian="Minion Pro" style:font-size-asian="12pt" style:font-style-asian="normal" style:font-weight-asian="bold" style:font-name-complex="Minion Pro" style:font-size-complex="12pt" style:font-style-complex="normal" style:font-weight-complex="bold" style:text-emphasize="none" style:text-scale="100%"/>
    </style:style>
    <style:style style:name="P17" style:family="paragraph" style:parent-style-name="Standard">
      <style:paragraph-properties fo:break-before="page"/>
      <style:text-properties style:font-name="Calibri"/>
    </style:style>
    <style:style style:name="P18" style:family="paragraph" style:parent-style-name="Standard">
      <style:paragraph-properties fo:text-align="center" style:justify-single-word="false" fo:break-before="page"/>
      <style:text-properties style:font-name="Calibri" fo:font-size="14pt" fo:font-weight="bold" style:font-size-asian="14pt" style:font-weight-asian="bold" style:font-size-complex="14pt" style:font-weight-complex="bold"/>
    </style:style>
    <style:style style:name="P19" style:family="paragraph" style:parent-style-name="Standard">
      <style:paragraph-properties fo:text-align="start" style:justify-single-word="false" fo:break-before="page"/>
      <style:text-properties style:font-name="Calibri" fo:font-weight="bold" style:font-weight-asian="bold" style:font-weight-complex="bold"/>
    </style:style>
    <style:style style:name="P20" style:family="paragraph" style:parent-style-name="Standard">
      <style:paragraph-properties fo:text-align="start" style:justify-single-word="false" fo:break-before="page"/>
      <style:text-properties fo:font-variant="normal" fo:text-transform="none" fo:color="#000000" style:text-line-through-style="none" style:text-position="0% 100%" style:font-name="Calibri" fo:font-size="12pt" fo:letter-spacing="normal" fo:language="de" fo:country="DE" fo:font-style="normal" style:text-underline-style="none" fo:font-weight="bold" style:font-name-asian="Minion Pro" style:font-size-asian="12pt" style:font-style-asian="normal" style:font-weight-asian="bold" style:font-name-complex="Minion Pro" style:font-size-complex="12pt" style:font-style-complex="normal" style:font-weight-complex="bold" style:text-emphasize="none" style:text-scale="100%"/>
    </style:style>
    <style:style style:name="P21" style:family="paragraph" style:parent-style-name="_5b_Einf._20_Abs._5d_">
      <style:paragraph-properties fo:text-align="center" style:justify-single-word="false"/>
      <style:text-properties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22" style:family="paragraph" style:parent-style-name="_5b_Einf._20_Abs._5d_">
      <style:paragraph-properties style:text-autospace="none"/>
      <style:text-properties style:font-name="Calibri" fo:font-weight="normal" style:font-weight-asian="normal" style:font-weight-complex="normal"/>
    </style:style>
    <style:style style:name="P23" style:family="paragraph" style:parent-style-name="_5b_Einf._20_Abs._5d_">
      <style:paragraph-properties fo:margin-left="0cm" fo:margin-right="0cm" fo:margin-top="0cm" fo:margin-bottom="0cm" fo:line-height="120%" fo:text-align="center" style:justify-single-word="false" fo:text-indent="0cm" style:auto-text-indent="false" style:text-autospace="none" style:vertical-align="middle" style:writing-mode="lr-tb"/>
      <style:text-properties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24" style:family="paragraph" style:parent-style-name="_5b_Einf._20_Abs._5d_">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25" style:family="paragraph" style:parent-style-name="_5b_Einf._20_Abs._5d_">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Calibri" fo:font-size="12pt" fo:letter-spacing="normal" fo:language="de" fo:country="DE" fo:font-style="normal" style:text-underline-style="none" fo:font-weight="bold" style:font-name-asian="Minion Pro" style:font-size-asian="12pt" style:font-style-asian="normal" style:font-weight-asian="bold" style:font-name-complex="Minion Pro" style:font-size-complex="12pt" style:font-style-complex="normal" style:font-weight-complex="bold" style:text-emphasize="none" style:text-scale="100%"/>
    </style:style>
    <style:style style:name="P26" style:family="paragraph" style:parent-style-name="_5b_Einf._20_Abs._5d_">
      <style:paragraph-properties fo:margin-left="0cm" fo:margin-right="0cm" fo:margin-top="0cm" fo:margin-bottom="0cm" fo:line-height="120%" fo:text-align="center" style:justify-single-word="false" fo:text-indent="0cm" style:auto-text-indent="false" style:text-autospace="none" style:vertical-align="middle" style:writing-mode="lr-tb"/>
      <style:text-properties fo:color="#000000" style:text-line-through-style="none" style:text-position="0% 100%" style:font-name="Calibri" fo:font-size="15pt" fo:letter-spacing="normal" fo:language="de" fo:country="DE" fo:font-style="normal" style:text-underline-style="none" fo:font-weight="bold" style:font-name-asian="Minion Pro" style:font-size-asian="15pt" style:font-style-asian="normal" style:font-weight-asian="bold" style:font-name-complex="Minion Pro" style:font-size-complex="15pt" style:font-style-complex="normal" style:font-weight-complex="bold" style:text-emphasize="none" style:text-scale="100%"/>
    </style:style>
    <style:style style:name="P27" style:family="paragraph" style:parent-style-name="_5b_Einf._20_Abs._5d_">
      <style:paragraph-properties fo:margin-left="0cm" fo:margin-right="0cm" fo:margin-top="0cm" fo:margin-bottom="0cm" fo:line-height="120%" fo:text-align="center" style:justify-single-word="false" fo:text-indent="0cm" style:auto-text-indent="false" style:text-autospace="none" style:vertical-align="middle" style:writing-mode="lr-tb"/>
      <style:text-properties fo:color="#000000" style:text-line-through-style="none" style:text-position="0% 100%" style:font-name="Calibri" fo:font-size="15pt" fo:letter-spacing="normal" fo:language="de" fo:country="DE" fo:font-style="normal" style:text-underline-style="none" fo:font-weight="normal" style:font-name-asian="Minion Pro" style:font-size-asian="15pt" style:font-style-asian="normal" style:font-weight-asian="normal" style:font-name-complex="Minion Pro" style:font-size-complex="15pt" style:font-style-complex="normal" style:font-weight-complex="normal" style:text-emphasize="none" style:text-scale="100%"/>
    </style:style>
    <style:style style:name="P28" style:family="paragraph" style:parent-style-name="_5b_Einf._20_Abs._5d_">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Calibri" fo:font-size="15pt" fo:letter-spacing="normal" fo:language="de" fo:country="DE" fo:font-style="normal" style:text-underline-style="none" fo:font-weight="normal" style:font-name-asian="Minion Pro" style:font-size-asian="15pt" style:font-style-asian="normal" style:font-weight-asian="normal" style:font-name-complex="Minion Pro" style:font-size-complex="15pt" style:font-style-complex="normal" style:font-weight-complex="normal" style:text-emphasize="none" style:text-scale="100%"/>
    </style:style>
    <style:style style:name="P29" style:family="paragraph" style:parent-style-name="Standard">
      <style:text-properties style:font-name="Calibri" fo:font-size="14pt" fo:font-weight="bold" style:font-size-asian="14pt" style:font-weight-asian="bold" style:font-size-complex="14pt" style:font-weight-complex="bold"/>
    </style:style>
    <style:style style:name="P30" style:family="paragraph" style:parent-style-name="Standard">
      <style:paragraph-properties fo:text-align="start" style:justify-single-word="false"/>
      <style:text-properties style:font-name="Calibri" fo:font-size="14pt" fo:font-weight="bold" style:font-size-asian="14pt" style:font-weight-asian="bold" style:font-size-complex="14pt" style:font-weight-complex="bold"/>
    </style:style>
    <style:style style:name="P31" style:family="paragraph" style:parent-style-name="Standard">
      <style:paragraph-properties fo:text-align="start" style:justify-single-word="false"/>
      <style:text-properties style:font-name="Calibri" fo:font-size="14pt" fo:font-style="normal" fo:font-weight="bold" style:font-size-asian="14pt" style:font-style-asian="normal" style:font-weight-asian="bold" style:font-size-complex="14pt" style:font-style-complex="normal" style:font-weight-complex="bold"/>
    </style:style>
    <style:style style:name="P32" style:family="paragraph" style:parent-style-name="Standard">
      <style:paragraph-properties fo:text-align="start" style:justify-single-word="false" fo:break-before="page"/>
      <style:text-properties fo:font-variant="normal" fo:text-transform="none" fo:color="#000000" style:text-line-through-style="none" style:text-position="0% 100%" style:font-name="Calibri" fo:font-size="14pt" fo:letter-spacing="normal" fo:language="de" fo:country="DE" fo:font-style="normal" style:text-underline-style="none" fo:font-weight="bold" style:font-name-asian="Minion Pro" style:font-size-asian="14pt" style:font-style-asian="normal" style:font-weight-asian="bold" style:font-name-complex="Minion Pro" style:font-size-complex="14pt" style:font-style-complex="normal" style:font-weight-complex="bold" style:text-emphasize="none" style:text-scale="100%"/>
    </style:style>
    <style:style style:name="P33" style:family="paragraph" style:parent-style-name="_5b_Einf._20_Abs._5d_">
      <style:paragraph-properties style:text-autospace="none"/>
      <style:text-properties style:font-name="Calibri"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fo:font-style="italic" style:font-style-asian="italic" style:font-style-complex="italic"/>
    </style:style>
    <style:style style:name="T5" style:family="text">
      <style:text-properties style:text-outline="false" style:text-line-through-style="none" fo:font-style="normal" fo:text-shadow="none" style:text-underline-style="none" style:font-name-asian="Calibri" style:font-style-asian="normal" style:font-name-complex="Calibri" style:font-style-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style:font-name-asian="Tahoma" style:font-style-asian="normal" style:font-name-complex="Tahoma" style:font-style-complex="normal" style:text-emphasize="none" style:text-overline-style="none" style:text-overline-color="font-color"/>
    </style:style>
    <style:style style:name="T7" style:family="text">
      <style:text-properties style:text-outline="false" style:text-line-through-style="none" fo:font-size="12pt" fo:font-style="normal" fo:text-shadow="none" style:text-underline-style="none" style:font-name-asian="Calibri" style:font-size-asian="12pt" style:font-style-asian="normal" style:font-name-complex="Calibri" style:font-size-complex="12pt" style:font-style-complex="normal" style:text-emphasize="none" style:text-overline-style="none" style:text-overline-color="font-color"/>
    </style:style>
    <style:style style:name="T8" style:family="text">
      <style:text-properties fo:font-weight="normal" style:font-weight-asian="normal" style:font-weight-complex="normal"/>
    </style:style>
    <style:style style:name="T9" style:family="text">
      <style:text-properties fo:font-variant="normal" fo:text-transform="none" fo:color="#000000" style:font-name="Calibri"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000000" fo:font-size="12pt" fo:letter-spacing="normal" fo:font-style="normal" style:font-size-asian="12pt" style:font-size-complex="12pt"/>
    </style:style>
    <style:style style:name="T12" style:family="text">
      <style:text-properties fo:font-variant="normal" fo:text-transform="none" fo:color="#000000" style:text-line-through-style="none" style:text-position="0% 100%"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T13" style:family="text">
      <style:text-properties fo:font-variant="normal" fo:text-transform="none" fo:color="#000000" style:text-line-through-style="none" style:text-position="0% 100%" fo:font-size="12pt" fo:letter-spacing="normal" fo:language="de" fo:country="DE" fo:font-style="normal" style:text-underline-style="none" style:font-name-asian="Minion Pro" style:font-size-asian="12pt" style:font-style-asian="normal" style:font-name-complex="Minion Pro" style:font-size-complex="12pt" style:font-style-complex="normal" style:text-emphasize="none" style:text-scale="100%"/>
    </style:style>
    <style:style style:name="T14" style:family="text">
      <style:text-properties fo:font-variant="normal" fo:text-transform="none" fo:color="#000000" style:text-line-through-style="none" style:text-position="0% 100%" fo:font-size="14pt" fo:letter-spacing="normal" fo:language="de" fo:country="DE" fo:font-style="normal" style:text-underline-style="none" style:font-name-asian="Minion Pro" style:font-size-asian="14pt" style:font-style-asian="normal" style:font-name-complex="Minion Pro" style:font-size-complex="14pt" style:font-style-complex="normal" style:text-emphasize="none" style:text-scale="100%"/>
    </style:style>
    <style:style style:name="T15" style:family="text">
      <style:text-properties fo:font-variant="normal" fo:text-transform="none" fo:color="#000000" fo:font-size="14pt" fo:letter-spacing="normal" fo:font-style="normal" style:font-size-asian="14pt" style:font-size-complex="14pt"/>
    </style:style>
    <style:style style:name="T16" style:family="text">
      <style:text-properties fo:color="#000000" style:text-line-through-style="none" style:text-position="0% 100%" fo:font-size="12pt" fo:letter-spacing="normal" fo:language="de" fo:country="DE" fo:font-style="normal" style:text-underline-style="none" style:font-name-asian="Minion Pro" style:font-size-asian="12pt" style:font-style-asian="normal" style:font-name-complex="Minion Pro" style:font-size-complex="12pt" style:font-style-complex="normal" style:text-emphasize="none" style:text-scale="100%"/>
    </style:style>
    <style:style style:name="T17" style:family="text">
      <style:text-properties fo:color="#000000" style:text-line-through-style="none" style:text-position="0% 100%" fo:font-size="12pt" fo:letter-spacing="normal" fo:language="de" fo:country="DE" fo:font-style="normal" style:text-underline-style="none" fo:font-weight="bold" style:font-name-asian="Minion Pro" style:font-size-asian="12pt" style:font-style-asian="normal" style:font-weight-asian="bold" style:font-name-complex="Minion Pro" style:font-size-complex="12pt" style:font-style-complex="normal" style:font-weight-complex="bold" style:text-emphasize="none" style:text-scale="100%"/>
    </style:style>
    <style:style style:name="T18" style:family="text">
      <style:text-properties fo:color="#000000" style:text-line-through-style="none" style:text-position="0% 100%" style:font-name="Calibri" fo:font-size="12pt" fo:letter-spacing="normal" fo:language="de" fo:country="DE" fo:font-style="normal" style:text-underline-style="none" style:font-name-asian="Minion Pro" style:font-size-asian="12pt" style:font-style-asian="normal" style:font-name-complex="Minion Pro" style:font-size-complex="12pt" style:font-style-complex="normal" style:text-emphasize="none" style:text-scale="100%"/>
    </style:style>
    <style:style style:name="T19" style:family="text">
      <style:text-properties style:font-name="Calibri" fo:font-size="12pt" fo:font-weight="normal" style:font-size-asian="12pt" style:font-weight-asian="normal" style:font-size-complex="12pt" style:font-weight-complex="normal"/>
    </style:style>
    <style:style style:name="T20" style:family="text">
      <style:text-properties fo:font-size="30pt" fo:font-weight="bold" style:font-size-asian="30pt" style:font-weight-asian="bold" style:font-size-complex="30pt" style:font-weight-complex="bold"/>
    </style:style>
    <style:style style:name="T21" style:family="text">
      <style:text-properties fo:font-size="15pt" fo:font-weight="bold" style:font-size-asian="15pt" style:font-weight-asian="bold" style:font-size-complex="15pt" style:font-weight-complex="bold"/>
    </style:style>
    <style:style style:name="T22" style:family="text">
      <style:text-properties fo:font-size="15pt" style:font-size-asian="15pt" style:font-size-complex="15pt"/>
    </style:style>
    <style:style style:name="fr1"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20">Hochschule für Künste - Bremen</text:span><text:span text:style-name="T21"><text:line-break/></text:span></text:p>
      <text:p text:style-name="P23"><text:span text:style-name="T22"><text:line-break/>Studiengang “Digitale Medien“<text:line-break/>(SpellShot):<text:line-break/><text:line-break/></text:span><text:span text:style-name="T21">Experimente zur Motorik und Intuitivität innerhalb der Virtual Reality</text:span></text:p>
      <text:p text:style-name="P26"/>
      <text:p text:style-name="P26"/>
      <text:p text:style-name="P26"/>
      <text:p text:style-name="P26"/>
      <text:p text:style-name="P27">Bachelorarbeit</text:p>
      <text:p text:style-name="P26"/>
      <text:p text:style-name="P23"><text:span text:style-name="T22">Zur Erlangung des akademischen Grades eines</text:span><text:span text:style-name="T21"><text:line-break/><text:line-break/></text:span><text:span text:style-name="T20">Bachelor of Arts</text:span><text:span text:style-name="T21"><text:line-break/><text:line-break/></text:span><text:span text:style-name="T22">vorgelegt von:<text:line-break/><text:line-break/>Finn Lichtenberg<text:line-break/></text:span></text:p>
      <text:p text:style-name="P27"/>
      <text:p text:style-name="P27"/>
      <text:p text:style-name="P27"><text:tab/></text:p>
      <text:p text:style-name="P28">Bearbeitungszeit: vom 13.10.22 bis 14.02.23<text:line-break/><text:line-break/>Betreuer:<text:tab/>Nuri Ovüc und Udo Frese</text:p>
      <text:p text:style-name="P6"/>
      <text:p text:style-name="P17"><text:span text:style-name="T2">Inhaltsverzeichnis</text:span><text:line-break/><text:line-break/><text:span text:style-name="T1">1.<text:tab/>Einleitung</text:span></text:p>
      <text:p text:style-name="P4"/>
      <text:p text:style-name="P3">1.1<text:tab/>Definition von Virtual Reality (VR)</text:p>
      <text:p text:style-name="P3">1.2<text:tab/>Ziele und Fragestellung der Arbeit</text:p>
      <text:p text:style-name="P3"/>
      <text:p text:style-name="P4">2.<text:tab/>Stand ähnlicher Anwendungen</text:p>
      <text:p text:style-name="P3"/>
      <text:p text:style-name="P3">2.1<text:tab/>Überblick über aktuelle VR-Anwendungen mit ähnlichen Interaktionen</text:p>
      <text:p text:style-name="P3">2.2<text:tab/>Beschreibung der Ausführung relevanter Interaktionen</text:p>
      <text:p text:style-name="P3"/>
      <text:p text:style-name="P4">3.<text:tab/>Umsetzung des Projektes: SpellShot</text:p>
      <text:p text:style-name="P3"/>
      <text:p text:style-name="P3">3.1<text:tab/>Beschreibung der verwendeten Benutzer Testmethode (RITE)</text:p>
      <text:p text:style-name="P3">3.2<text:tab/>Idee und Konzept<text:line-break/>3.3<text:tab/>Beschreibung und Umsetzung der Interaktionen</text:p>
      <text:p text:style-name="P3">3.4<text:tab/>Realisierung und Making-of</text:p>
      <text:p text:style-name="P3"/>
      <text:p text:style-name="P4">4.<text:tab/>Fazit und Ausblick</text:p>
      <text:p text:style-name="P4"/>
      <text:p text:style-name="P3">4.1<text:tab/>Darstellung und Analyse der gewonnenen Daten</text:p>
      <text:p text:style-name="P3">4.2<text:tab/>Diskussion der Ergebnisse im Hinblick auf die Fragestellung der Arbeit</text:p>
      <text:p text:style-name="P3">4.3<text:tab/>Zusammenfassung der wichtigsten Erkenntnisse und Implikationen der Arbeit</text:p>
      <text:p text:style-name="P3">4.4<text:tab/>Perspektiven für zukünftige Erweiterung der Anwendung</text:p>
      <text:p text:style-name="P3"/>
      <text:p text:style-name="P4">6.<text:tab/>Anhang</text:p>
      <text:p text:style-name="P3"/>
      <text:p text:style-name="P3">6.1<text:tab/>Abbildungsverzeichnis</text:p>
      <text:p text:style-name="P3">6.2<text:tab/>Literaturverzeichnis</text:p>
      <text:p text:style-name="P18">1.Einleitung</text:p>
      <text:p text:style-name="P4"/>
      <text:p text:style-name="P6">1.1<text:tab/>Definition von Virtual Reality (VR)</text:p>
      <text:p text:style-name="P3">"Virtual Reality (VR) ist eine computergenerierte Simulation von realen oder fiktionalen Umgebungen, die es dem Nutzer ermöglicht, sich in diesen zu bewegen und zu interagieren. Die Technologie der VR hat in den letzten Jahren enorme Fortschritte gemacht und findet zunehmend Anwendung in verschiedenen Bereichen wie der Unterhaltung, der Bildung, der Medizin oder der Architektur.</text:p>
      <text:p text:style-name="P3"/>
      <text:p text:style-name="P3">Die Interaktion in VR-Umgebungen stellt dabei einen wichtigen Aspekt dar, da sie den Nutzer in die Lage versetzt, sich aktiv in der virtuellen Welt zu bewegen und mit ihr zu interagieren. Diese Interaktion kann dabei auf unterschiedliche Weise erfolgen, zum Beispiel mithilfe von Hand- oder Kopfbewegungen, Sprachkommandos oder haptischen Feedback.</text:p>
      <text:p text:style-name="P3"/>
      <text:p text:style-name="P3">Das Ziel dieser Bachelorarbeit ist es, die Interaktion in VR-Umgebungen zu untersuchen und dabei folgende Fragestellungen zu beantworten: Wie gestaltet sich die Interaktion in VR-Umgebungen? Welche Faktoren beeinflussen die Interaktion in VR-Umgebungen? Welche Auswirkungen hat die Interaktion in VR-Umgebungen auf die Nutzer?"</text:p>
      <text:p text:style-name="P18">Stand ähnlicher Anwendungen</text:p>
      <text:p text:style-name="P7"/>
      <text:p text:style-name="P30">2.1<text:tab/>Überblick über aktuelle VR-Anwendungen mit ähnlichen Interaktionen</text:p>
      <text:p text:style-name="P8"><text:line-break/>The Lab</text:p>
      <text:p text:style-name="P8"/>
      <text:p text:style-name="P10">„The Lab“ wurde von Valve entwickelt und am 5. April 2016 auf Steam veröffentlicht. Das Programm ist eine experimentelle Zusammenstellung verschiedenster Anwendungen, welche Interaktionen innerhalb der virtuellen Realität ermöglichen. Zu diesen verschiedenen Szenarien gehört eines, welches das Schießen mit Pfeil und Bogen darstellt. In diesem Szenario kann die spielende Person einen Pfeil in einen Bogen spannen und diesen auf verschiedene Objekte schießen. Außerdem lässt sich der Pfeil mit Hilfe einer Fackel anzünden, um so seinen Schaden zu erhöhen. Innerhalb dieses Szenarios hat die spielende Person nur die Möglichkeit sich innerhalb eines vorher festgelegten Spiel Bereiches zu bewegen.</text:p>
      <text:p text:style-name="P10"/>
      <text:p text:style-name="P8"/>
      <text:p text:style-name="P8">The Elder Scrolls V: Skyrim VR</text:p>
      <text:p text:style-name="P8"/>
      <text:p text:style-name="P10">„Skyrim“ wurde das erste mal am 11. November 2011 von Bethesda veröffentlicht und war ein Computerspiel ohne Virtual-Reality-Anbindung. Am 3. April 2018 würde dann die VR-Version veröffentlicht, welche den Benutzer:innen die Möglichkeit gab die riesige Welt des Rollenspieles in der virtuellen Realität zu erkunden. Das Spiel beinhaltet auch die Möglichkeit mit Pfeil und Bogen zu interagieren und genau wie in der vorherigen Version aus verschiedenen Pfeilen zu wählen.</text:p>
      <text:p text:style-name="P10"/>
      <text:p text:style-name="P10">In dieser Anwendung muss der Bogen nicht gespannt werden, da der Pfeil immer mit der gleichen Geschwindigkeit fliegt. Dadurch lässt sich der Bogen durch das einmalige in Position bringen der Hand, welche den Pfeil trägt mehrfach abfeuern.</text:p>
      <text:p text:style-name="P8"/>
      <text:p text:style-name="P8">SACRALITH : The Archer`s Tale</text:p>
      <text:p text:style-name="P8"/>
      <text:p text:style-name="P10">„SACRALITH : The Archer`s Tale“ ist ein von dem Entwicklerstudio Odd Meter am 17. Mai 2018 veröffentlichter VR Bogenschieß-Shooter, welcher den Spieler:innen das schießen mit Pfeil und Bogen ermöglicht. Außerdem hat man dort die Möglichkeit durch einen Skill Tree (Fähigkeiten-Baum) Verschiedene Zauber zu erlernen und zu wirken.</text:p>
      <text:p text:style-name="P8"/>
      <text:p text:style-name="P8"/>
      <text:p text:style-name="P8">Blade and Sorcery</text:p>
      <text:p text:style-name="P8"/>
      <text:p text:style-name="P10">„Blade and Sorcery“ wurde von dem Entwicklerstudio WrapFrog entwickelt und am 11. Dezember 2018 veröffentlicht. Die gesamte Anwendung ist eine Art Sandbox, welche den Spieler:innen erlaubt mit mittelalterlichen Waffen, wie Schwertern, Hämmern, Pfeil und Bogen, sowie verschiedenen Zaubern zu experimentieren und zu kämpfen. Für das Spiel existiert eine von dem Nutzer Lyneca erstellte Modifikation (Mod) mit dem Namen „Modular Spells“, welche den Nutzer:innen die Möglichkeit bietet eigene Zauber mit Hilfe eines Steckkastensystems zu erstellen.<text:line-break/><text:line-break/>Hier muss der Pfeil durch das Zusammenführen beider Hände eingespannt, dann durch betätigen des Triggers und anschließendes Auseinanderführen der Hände gespannt und letztendlich durch lösen des Triggers abgefeuert werden. Das auswählen der verschiedenen Pfeile wird mit Hilfe einer Handbewegung hinter den Kopf bzw. innerhalb der Spielumgebung zum Köcher ausgeführt. Hierbei <text:soft-page-break/>wird jedes mal aus einer Liste von verschiedenen Pfeilen der jeweils nächste ausgewählt.</text:p>
      <text:p text:style-name="P8"/>
      <text:p text:style-name="P8"/>
      <text:p text:style-name="P30">2.2<text:tab/>Beschreibung der Ausführung relevanter Interaktionen</text:p>
      <text:p text:style-name="P18">Umsetzung des Projektes: SpellShot</text:p>
      <text:p text:style-name="P9"/>
      <text:p text:style-name="P30">3.1<text:tab/>Beschreibung der verwendeten Benutzer Testmethode (RITE)</text:p>
      <text:p text:style-name="P8"/>
      <text:p text:style-name="P2"><text:span text:style-name="T19">RITE (rapid iterative testing and evaluation) zu deutsch „</text:span><text:span text:style-name="T9">schnelles iteratives Testen und Bewerten“ beschreibt eine Methode des Benutzertests, in welcher davon ausgegangen wird, dass lediglich drei verschiedene Nutzer bereits die meisten Makel einer Anwendung erkennen. Dadurch lassen sich noch während des Design Prozesses einer Anwendung wichtige Erkenntnisse erzielen, welche im besten Fall zur Verbesserung des Designs und der Nutzbarkeit führen.<text:line-break/><text:line-break/>(</text:span><text:a xlink:type="simple" xlink:href="https://www.testingtime.com/en/blog/when-rite-is-right/" text:style-name="Internet_20_link" text:visited-style-name="Visited_20_Internet_20_Link">https://www.testingtime.com/en/blog/when-rite-is-right/</text:a><text:span text:style-name="T9">)</text:span></text:p>
      <text:p text:style-name="P14"/>
      <text:p text:style-name="P5"><text:span text:style-name="T15">3.2<text:tab/>Idee und Konzept</text:span><text:span text:style-name="T11"><text:line-break/><text:line-break/></text:span><text:span text:style-name="T12">Die Anwendung soll ein Virtual Reality Spiel werden indessen die Spieler:innen mit Hilfe von Pfeil und Bogen nicht nur die Ziele innerhalb des Spieles erreichen, sondern auch Menü Elemente bedienen und sich selbst fortbewegen sollen. Außerdem soll mithilfe von bestimmten Gestiken Pfeile verzaubert werden können, welche dann bestimmte Effekte auf getroffene Objekte wirken.<text:line-break/>Bedienelemente, sowie Anzeigen und Menüs sollen sich in die Spielumgebung einfügen und mit ihr verschmelzen.</text:span></text:p>
      <text:p text:style-name="P15"><text:line-break/></text:p>
      <text:p text:style-name="P19"><text:span text:style-name="T13">Spielelemente<text:line-break/></text:span><text:span text:style-name="T12"><text:line-break/>Jedes Spielelement besitzt eine Erkennungsfarbe, also eine Farbe die anhand des Zielstahles welcher beim spannen des <text:s/>Bogens ensteht angeizeigt wird, um die Bedeutung des Zielen für die spielende Person zu definieren. </text:span></text:p>
      <text:p text:style-name="P25"/>
      <text:p text:style-name="P24"><text:span text:style-name="T1">Buttons</text:span><text:span text:style-name="T3"><text:line-break/></text:span>Buttons oder auch Knöpfe sind Bedienelemente innerhalb des User Interfaces, welche der spielenden Person ermöglichen sollen Menüs zu bedienen und Einstellungen der Anwednungen nach belieben zu verändern.</text:p>
      <text:p text:style-name="P24"/>
      <text:p text:style-name="P24">Da diese Elemente keine „Bedrohung“ für die spielende Person darstellen haben sie die Erkennungsfarbe</text:p>
      <text:p text:style-name="P24">grün.<text:span text:style-name="T1"><text:line-break/></text:span></text:p>
      <text:p text:style-name="P24"><text:span text:style-name="T1">Plattformen<text:line-break/></text:span>Diese dienen dazu, das die spielende Person, wenn sie eine davon mit einem Pfeil trifft, sich fortbewegen kann. Sie werden an bestimmten Orten innerhalb einer Welt platziert.</text:p>
      <text:p text:style-name="P24"/>
      <text:p text:style-name="P24">Dieses Spielelement ist ähnlich wie die Buttons keine „Bedrohung“ für die spielende Person, jedoch betrifft es sie, da sie von ihm manipuliert wird bzw. innhalb der Spielwelt an einen anderen Ort transportiert wird. Daher besitzt es die Erkennungsfarbe blau.<text:line-break/><text:line-break/><text:span text:style-name="T1">Schadensakteure<text:line-break/></text:span>Damit sind Objekte innerhalb der Welt gemeint, welche Schaden erhalten können, jedoch keine Bedrohung für die spielende Person darstellen also zerbrechliche Objekte, Power-Ups und andere Interaktive Gegenstände, welche als Ziel ausgewählt werden können.<text:line-break/></text:p>
      <text:p text:style-name="P22"><text:span text:style-name="T16">Da diese Objekte keine Bedrohung darstellen, aber als Ziel ausgewählt und die spielende Person teilweise manipulieren konnen besitzen sie die Erkennungsfarbe gelb bzw. orange.<text:line-break/><text:line-break/></text:span><text:span text:style-name="T17">Gegner<text:line-break/></text:span><text:span text:style-name="T16">Diese greifen die spielende Person an und stellen eine Bedrohung dar, da sie Schaden verursachen.<text:line-break/>Daher <text:s/>besitzen die die Erkennungsfarbe rot.</text:span></text:p>
      <text:p text:style-name="P15"><text:line-break/></text:p>
      <text:p text:style-name="P19"><text:span text:style-name="T14">3.3<text:tab/>Beschreibung und Umsetzung der Interaktionen</text:span><text:span text:style-name="T13"><text:line-break/><text:line-break/>1. Bewegung des Körpers<text:line-break/></text:span><text:span text:style-name="T12">Die Technik der Virtual Reality bietet die Möglichkeit den eigenen Körper und seine Bewegungen als Interaktionsmöglichkeit zu nutzen. In dieser Anwendung spielt dies eine wichtige Rolle.<text:line-break/>Die spielende Person kann zum Beispiel bestimmten Spiel elementen Ausweichen in dem sie sich bückt, hinkniet, zur Seite spingt oder den eigenen Körper vor und zurück bewegt.<text:line-break/><text:line-break/></text:span><text:span text:style-name="T13">2. Bewegung der Hände (Bogenspannen)<text:line-break/></text:span><text:span text:style-name="T12">Nicht nur der Körper ist wichtig, auch die Hände bieten durch VR völligneue möglichkeiten der Interaktion innerhalb von Virtuellen Welten.<text:line-break/>Die spielende Person, kann die Hand, welche den Pfeil hält auf die Hand welche den Bogen hält zubewegen und mit Hilfe einer beliebigen Taste besagten Bogen spannen oder entspannen.</text:span></text:p>
      <text:p text:style-name="P24"/>
      <text:p text:style-name="P24"><text:span text:style-name="T1">3. Bewegung der Hände (Schießen)</text:span><text:line-break/>Ab einer bestimmten Spannung sorgt das entspannen nicht mehr dafür, dass der Pfeil ganz einfach wieder in der Hand der spielenden Person landet, sondern sich mit hoher Geschwindigkeit nach vorne bewegt.<text:line-break/>Diese Interaktion ist Maßgeblich für das gesamte Spiel und hat ein weiteres wichtiges Zusatzelement und zwar einen farblichen Strahl, welcher nicht nur anzeigt, in welche Richtigung der Pfeil fliegt und seine </text:p>
      <text:p text:style-name="P22"><text:span text:style-name="T16">Gravitationskurve mit Hilfe seiner Form, sondern auch was genau getroffen wird anhand seiner Farbe.<text:line-break/>Jedes Spielelement hat eine Bestimmte Funktion, welche so ausgeführt werden kann. <text:line-break/><text:line-break/></text:span><text:span text:style-name="T17">4. Bewegung der Hände (Zaubern)<text:line-break/></text:span><text:span text:style-name="T16">Es ist ebenfalls möglich die Hand welche den Pfeil hält unabhängig von der des Bogens zu bewegen. Es gibt verschiedene Muster, welche die spielende Person mit dieser Hand ausführen kann, welche dafür sorgen, dass sich das Verhalten des Pfeils und die Auswirkungen eines Treffers verändern. Diese Muster kann die spielende Person durchs Spielen erlernen oder auch durchs eigenständige Versuchen herausfinden.<text:line-break/></text:span></text:p>
      <text:p text:style-name="P22"><text:span text:style-name="T16">Wie das Zaubern gedacht war:<text:line-break/>Zunächst hatte ich bei der Umsetzung der Zauber an ein System gedacht, welches modulare Zauber durch insgesamt vier willkürliche Bewegungen erzeugt. Ziel dabei war es der spielenden Person ein Erfolgserlebnis zu verschaffen, da durch vier einfache Bewegungen jedes mal ein Zauber zustande kam. Die Bewegung wurde dabei in insgesamt acht mögliche Richtungen unterteilt. Jede Bewegung hat dabei je nach ihrer Anordnung in der Viererreihe einen anderen Effekt auf den entstehenden Zauber gehabt. Die erste Bewegung bestimmte den Schadenstyp, die Zweite Bewegung die Geschwindigkeit, die dritte den Schaden und die vierte eine gesamte Verstärkung, die je nach Schadenstyp unterschiedlich ausfiel. Insgesamt gab es durch dieses System 8⁴ also 4096 verschiedene Kombinationen.</text:span></text:p>
      <text:p text:style-name="P22"><text:span text:style-name="T18"/></text:p>
      <text:p text:style-name="P22"><text:soft-page-break/><text:span text:style-name="T16">Wie das Zauber tatsächlich verlief:</text:span></text:p>
      <text:p text:style-name="P22"><text:span text:style-name="T16">Durch häufiges Testen und analysieren der Daten habe ich dann aber herausgefunden, dass die Spieler:innen nicht verstanden, wie sich bestimmte Zauber reproduzieren ließen und dass das bewegen der Hände in bestimmte Richtungen sehr kompliziert war. </text:span></text:p>
      <text:p text:style-name="P22"><text:span text:style-name="T18"/></text:p>
      <text:p text:style-name="P22"><text:span text:style-name="T16">Was ich geändert habe:<text:line-break/>Ich habe die Modularen Zauber fürs Erste herausgenommen und eine feste Anzahl von möglichen Bewegungen eingebaut.</text:span></text:p>
      <text:p text:style-name="P15"><text:line-break/></text:p>
      <text:p text:style-name="P32">3.4<text:tab/>Realisierung und Making-of</text:p>
      <text:p text:style-name="P16"/>
      <text:p text:style-name="P16">Auswahl des Endgerätes</text:p>
      <text:p text:style-name="P5"><text:span text:style-name="T13"><text:line-break/></text:span><text:span text:style-name="T12">Um möglichst viele Tester:innen haben zu können musste bei der Auswahl des Endgerätes recherchiert werden, welche Virtual Reality Headsets am häufigsten benutzt werden. Hierzu hat die Spieleplattform Steam eine Statistik angefertigt, anhand derer sich letztendlich orientiert wurde.<text:line-break/><text:line-break/>Die Anwendung soll unabhängig von einem PC funktionieren, also auf autarken VR-Headsets, deren Software auf Android basiert. Dies hat mehrere Vor-, aber auch Nachteile die ich nun aufführen werde.<text:line-break/><text:line-break/></text:span><text:span text:style-name="T13">Vorteile<text:line-break/></text:span><text:span text:style-name="T12"><text:line-break/></text:span><text:span text:style-name="T13">Zugänglichkeit</text:span><text:span text:style-name="T12"><text:line-break/>Nicht jeder VR-Enthusiast besitzt einen starken Gaming-Rechner, welcher für viele VR-Anwendungen vorrausgesetzt wird, aber jeder von ihnen besitzt zumindest ein VR-Headset, welches auch autark funktioniert.<text:line-break/><text:line-break/></text:span><text:span text:style-name="T13">Beweglichkeit</text:span><text:span text:style-name="T12"><text:line-break/>Dadurch, das die autarken Brillen nicht mit einem PC verbunden werden müssen kann die spielende Person sich wesentlich freier Bewegen und es entstehen keine komplikationen die auf Kabelverbindungen zurückzuführen sind.<text:line-break/><text:line-break/></text:span><text:span text:style-name="T13">Plug-And-Play<text:line-break/></text:span><text:span text:style-name="T12">Dadurch, das die Anwendung auf einer autarken Brille läuft muss diese nur angeschalten werden und die spielende Person kann anfangen sie zu verwenden.<text:line-break/></text:span><text:span text:style-name="T13"><text:line-break/>Nachteile</text:span><text:span text:style-name="T12"><text:line-break/><text:line-break/></text:span><text:span text:style-name="T13">Performance<text:line-break/></text:span><text:span text:style-name="T12">Autarke Brillen besitzen nicht die Technischen Kapazitäten, um besonders aufwendige Anwendungen abspielen zu können. Das bedeutet, man muss beim Designen, sowie bei der Programmierung besonders darauf achten, dass Diese nicht überlastet werden.<text:line-break/><text:line-break/></text:span><text:span text:style-name="T13">Darstellung<text:line-break/></text:span><text:span text:style-name="T12">Durch die Verwendung von Android-Geräten muss man auf viele Features, welche die Game-Engine bietet verzichten und Workarounds finden, welche oft nicht an das visuelle Gegenstück heran kommen, welches eine PCVR-Anwendung bieten kann.<text:line-break/></text:span></text:p>
      <text:p text:style-name="P24"><text:line-break/></text:p>
      <text:p text:style-name="P16"/>
      <text:p text:style-name="P16"/>
      <text:p text:style-name="P20">Das Erstellen von Objekten<text:line-break/><text:line-break/>1. Recherche<text:line-break/><text:span text:style-name="T8">Zunächst überlege ich, welches Objekt als nächstes gebraucht wird. In diesem Beispiel werde ich meine Arbeitsweise anhand eines Lesepultes, welcher ein mechanisches Aussehen besitzt erläutern. Dieser Pult soll später den Spieler:innen zeigen, wie bestimmte Zauber funktionieren mit Hilfe eines Hologramms. Das Hologramm soll vor der Spielenden Person aus einem Buch heraus erscheinen, wenn sie sich ihm nähert.<text:line-break/><text:line-break/>Im Internet Suche ich mir zunächst Beispiele für verschiedene Lesepulte, Hologramme und Bauweisen von Maschinen mit einem Klappmechanismus. <text:line-break/><text:line-break/></text:span>2. Modellierung<text:line-break/><text:span text:style-name="T8">Fürs Modellieren meiner Objekte benutzte ich CINEMA 4D. Als erstes modelliere ich immer jedes Einzelteil eines Objektes für sich innerhalb einer .c4d Datei. Zum einschätzen der Größe meines Objektes benutze ich das von CINEMA 4D vorgegebenen Figur-Objekt. Dieses besitzt standardmäßig eine Größe von 180cm. </text:span></text:p>
      <text:p text:style-name="P15"/>
      <text:p text:style-name="P15">Anhand dieses Objektes sehe ich in diesem Beispiel wie hoch der <text:s/>Sockel des Lesepults sein darf,</text:p>
      <text:p text:style-name="P15"/>
      <text:p text:style-name="P16">3. UV- Mapping</text:p>
      <text:p text:style-name="P15">Nachdem jedes Einzelteil fertig ist beginne ich mit dem UV-Mapping, also dem aufteilen der Oberflächen auf einer 2D Textur. Hierbei achte ich darauf, dass Oberflächen die später innerhalb der Anwendung nicht direkt im Fokus liegen weniger Platz auf der Textur verbrauchen, dadurch haben die Flächen die im Fokus liegen automatisch eine höhere Detail dichte und das spart Performance. </text:p>
      <text:p text:style-name="P15"/>
      <text:p text:style-name="P15">Hier sieht man, dass die Rückseite des modellierten Buches auf der Textur weniger Platz in Anspruch nimmt als die Vorderseite.</text:p>
      <text:p text:style-name="P15"/>
      <text:p text:style-name="P16">4. Polygon-Selektions-Tag Zuweisung</text:p>
      <text:p text:style-name="P15">Danach lege ich Polygon-Selektions-Tags fest. Diese legen fest, welche Materialien später auf welchem Teil meines 3D Objektes liegen sollen. Nach der Zuweisung verbinde ich das komplette Objekt miteinander.</text:p>
      <text:p text:style-name="P15"/>
      <text:p text:style-name="P15">In diesem Beispiel habe ich die Materialien das Buches und die des Pultes mit Polygon-Selektions-Tags von einander getrennt und dann beide Einzelteile zusammengefügt.</text:p>
      <text:p text:style-name="P15"/>
      <text:p text:style-name="P16">5. Rigging</text:p>
      <text:p text:style-name="P16"><text:span text:style-name="T8">Wenn das Modell soweit fertig ist beginne ich mit dem erstellen von Joints (Gelenken) und dem Zuweisen von Vertices (Eckpunkten) zu ihnen. Dies dient dazu, dass man das Objekt später animieren kann. Beim erstellen der Joints benutze ich das in CINEMA 4D vorhandene Punkt-Snapping, um Joints exakt an der Stellen zu platzieren, wo ich sie brauche. Dies ist besonders bei mechanischen Objekten hilfreich. Den einzelnen Joints habe ich Namen gegeben, die mir später beim Animieren helfen die richtigen Teile zubewegen. Zum Rigging gehört außerdem noch das Zuweisen der einzelnen Joints zueinander, also das erstellen einer Herachie. Als nächstes verbinde ich die einzelnen Joints mit den jeweiligen Vertices indem ich zunächst das Objekt mit dem Rig verbinde.<text:line-break/><text:line-break/></text:span><text:soft-page-break/>6. Animieren</text:p>
      <text:p text:style-name="P15">Nachdem ich mit dem Rigging fertig bin erstelle ich die Animationen. Dabei erstelle ich für jeden bewegten Joint einen Keyframe auf der Timeline.<text:line-break/><text:line-break/>Hier lasse ich das Pult von einer geschlossenen niedrigen Position hoch fahren auf eine Position auf Hüfthöhe. Danach Klappt sich der Oberteil, der der Buch enthält nach vorne und öffnet sich zu den Seiten.</text:p>
      <text:p text:style-name="P15"/>
      <text:p text:style-name="P16">7. Texturieren<text:line-break/><text:span text:style-name="T8">Nach dem Abschluss der Modellierung und Animation widme ich mich dem Texturieren. Hierfür speicher ich als erstes die in den vorherigen Arbeitsschritten erstellten UV-Maps als Texturen ab, welche ich dann weiter verarbeiten kann. Dafür öffne ich zunächst den UV Editor von Cinema 4D und erstelle ich zwei ebenen eine die mir die Kanten der jeweiligen Polygone anzeigt und eine die mir die Flächen der ausgewählten Polygone anzeigt. Erstere benutze ich, um bestimmte Details an die richtige stelle zeichnen zu können. Diese Texturen speicher ich als .psd Datei, da diese das Standardformat von Photoshop ist und sie Ebenen-Informationen enthalten kann.<text:line-break/><text:line-break/>Beim Lesepult erstelle ich für beide Materialien jeweils eine Textur, also für das Buch und den Sockel.<text:line-break/><text:line-break/>In Photoshop erstelle ich nun eine RGB-Maske. Die jeweiligen Rot,Grün und Blau Werte ersetze ich später mit Hilfe von einem selbst gebauten Shadern mit Materialien und Farben meiner Wahl.<text:line-break/><text:line-break/></text:span>8. Material erstellen<text:span text:style-name="T8"><text:line-break/>Die Materialien erstelle ich innerhalb der Unreal Engine 4.27. Hier zu verwende ich eine Material-Funktion die ich erstellt habe, diese lässt sich dann in allen Materialien wieder verwenden. Durch diese Funktion kann ich dann das Tiling der Engine benutzen, um höhere Auflösungen zu erreichen trotz kleiner Datei Größen und das für jeden Farbkanal der RGB-Maske.<text:line-break/><text:line-break/>In diesem Fall habe ich mich dazu entschieden dem Buch ein altes pergamentartiges Aussehen zu verleihen. Der Rot Wert meiner RGB-Maske dient beim Buch als Maske für das Papier. Der Grün Wert bestimmt das Material und die Farbe des Einbandes. Dieser ist hier Rot, aber wird später in Echtzeit geändert, da dieser ein Indikator für den jeweiligen Zauber werden soll, denn man an diesem Pult erlernt.<text:line-break/><text:line-break/></text:span>9. Animation Blueprint erstellen<text:line-break/><text:span text:style-name="T8">Zunächst teile ich innerhalb der Engine meine erstellte Animation auf. Danach erstelle ich ein Animation Blueprint. <text:line-break/><text:line-break/>Dieses dient dazu den jeweiligen Status meines Lesepults mit einer Animation zu verknüpfen. Ist isOpen?=true öffnet sich der Pult ist isOpen?=false schließt sich der Pult.<text:line-break/><text:line-break/></text:span>10. Erstellen des Interaktiven Objektes <text:line-break/><text:span text:style-name="T8"><text:line-break/><text:line-break/><text:line-break/><text:line-break/><text:line-break/><text:line-break/></text:span><text:soft-page-break/><text:span text:style-name="T8"><text:line-break/><text:line-break/></text:span><text:line-break/></text:p>
      <text:p text:style-name="P16">3D Modele</text:p>
      <text:p text:style-name="P16"/>
      <text:p text:style-name="P14">Die 3D Modelle und ihre UV-Maps wurden in CINEMA 4D erstellt.</text:p>
      <text:p text:style-name="P14">Hier für wurden zunächst einzelne Abschnitte nach Sichtbarkeit in der späteren Anwendung ausgewählt. </text:p>
      <text:p text:style-name="P5"><text:span text:style-name="T10">Zum Beispiel ist die Oberseite einer Plattform auf der sich die Spieler:innen später bewegen sollen wichtiger als deren Unterseite, da man diese im Verlauf des Spieles kaum zu sehen bekommt. Durch diese Herangehensweise entstanden für dieses Projekt optimierte 3D-Objekte.<text:line-break/><text:line-break/></text:span><text:span text:style-name="T11">Texturen</text:span></text:p>
      <text:p text:style-name="P8"/>
      <text:p text:style-name="P10">Die Texturen der einzelnen 3D Modelle wurden in Photoshop erstellt. Teilweise mit Hilfe der Zuvor ausgegebenen UV-Maps als auf komplett unabhängige Texturen, welche einfach nur bestimmte Oberflächen Typen darstellen sollen. Bei den von 3D Modellen abhängigen Texturen wurde eine Methode verwendet, durch die am Ende eine RGB-Maske, also ein Bild mit ausschließlich roten, grünen sowie blauen Farbanteilen entsteht. Dieses Bild wird dann später in der Spiele-Engine dazu verwendet mehrere Materialien auf einem Objekt haben zu können, ohne zusätzliche Polygone verwenden zu müssen.</text:p>
      <text:p text:style-name="P10"/>
      <text:p text:style-name="P8">Materialien</text:p>
      <text:p text:style-name="P8"/>
      <text:p text:style-name="P10">Die Materialien wurden innerhalb der Unreal Engine 4.27 mit Hilfe von sogenannten Shadern erstellt. Hierfür wurde die RGB-Maske verwenden.</text:p>
      <text:p text:style-name="P18">Ergebnisse</text:p>
      <text:p text:style-name="P7"/>
      <text:p text:style-name="P30">4.1<text:tab/>Darstellung und Analyse der gewonnenen Daten</text:p>
      <text:p text:style-name="P8"/>
      <text:p text:style-name="P10">Die Tests der Anwendung wurden mit einzelnen Personen durchgeführt, welche dann folgende Fragen beantwortet haben:<text:line-break/></text:p>
      <text:p text:style-name="P8">1.<text:tab/>Wie gut hat die Interaktion mit Pfeil und Bogen funktioniert?<text:line-break/>2.<text:tab/>Wie gut hat die Fortbewegung funktioniert?<text:line-break/>3.<text:tab/>Wie gut hat das Zaubern funktioniert?<text:line-break/>4.<text:tab/>Hast du verstanden, wie sich mindestens ein Zauber reproduzieren ließ?</text:p>
      <text:p text:style-name="P13"><text:span text:style-name="T7">5.</text:span><text:span text:style-name="T6"><text:tab/></text:span><text:span text:style-name="T7">Hast du verstanden, wie sich mehrere Zauber reproduzieren ließen?</text:span></text:p>
      <text:p text:style-name="P1">6. <text:tab/>Ist dir schlecht geworden?</text:p>
      <text:p text:style-name="P1">7.<text:tab/>Hast du das Ziel des Spieles verstanden?</text:p>
      <text:p text:style-name="P8"><text:span text:style-name="T5">8.<text:tab/>Hat das Spielen Spaß gemacht?</text:span><text:span text:style-name="T8"><text:line-break/></text:span></text:p>
      <text:p text:style-name="P8">Test 1</text:p>
      <text:p text:style-name="P10">Der erste Test wurde mit insgesamt 5 Personen durchgeführt. Dabei habe ich folgende Ergebnisse erhalten.<text:line-break/><text:line-break/><text:span text:style-name="T4">(siehe: Test_Auswertung.ods)</text:span></text:p>
      <text:p text:style-name="P11"><draw:frame draw:style-name="fr1" draw:name="Objekt1" text:anchor-type="paragraph" svg:x="0.937cm" svg:y="0.116cm" svg:width="15cm" svg:height="2.3cm" draw:z-index="0"><draw:object xlink:href="./Object 1" xlink:type="simple" xlink:show="embed" xlink:actuate="onLoad"/><draw:image xlink:href="./ObjectReplacements/Object 1" xlink:type="simple" xlink:show="embed" xlink:actuate="onLoad"/></draw:frame></text:p>
      <text:p text:style-name="P11"/>
      <text:p text:style-name="P11"/>
      <text:p text:style-name="P11"/>
      <text:p text:style-name="P11"/>
      <text:p text:style-name="P11"/>
      <text:p text:style-name="P11"/>
      <text:p text:style-name="P31">4.2<text:tab/>Diskussion der Ergebnisse im Hinblick auf die Fragestellung der Arbeit</text:p>
      <text:p text:style-name="P12"/>
      <text:p text:style-name="P11">Aus den Ergebnissen des ersten Testlaufes geht hervor, dass die meisten Testpersonen zwar sehr viel Spaß an der Anwendungen hatten, ihnen nicht schlecht geworden ist und sie auch verstanden haben, wie die Fortbewegung funktioniert, jedoch die wenigstes überhaupt eine Bewegung mit der Hand ausgeführt haben oder überhaupt verstanden haben, wie die Interaktion ausgeführt wird.</text:p>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inion Pro" svg:font-family="'Minion Pro'"/>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llustration" style:family="paragraph" style:parent-style-name="Caption" style:class="extra"/>
    <style:style style:name="_5b_Kein_20_Absatzformat_5d_" style:display-name="[Kein Absatzformat]" style:family="paragraph">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Minion Pro"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_5b_Einf._20_Abs._5d_" style:display-name="[Einf. Abs.]" style:family="paragraph" style:parent-style-name="_5b_Kein_20_Absatzformat_5d_"/>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1-07T12:10:33.57</meta:creation-date>
    <dc:date>2023-01-18T13:51:09.53</dc:date>
    <meta:editing-duration>PT12H47M22S</meta:editing-duration>
    <meta:editing-cycles>169</meta:editing-cycles>
    <meta:generator>OpenOffice/4.1.13$Win32 OpenOffice.org_project/4113m1$Build-9810</meta:generator>
    <meta:document-statistic meta:table-count="0" meta:image-count="0" meta:object-count="1" meta:page-count="14" meta:paragraph-count="97" meta:word-count="2876" meta:character-count="202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fo:background-color="#dddddd" style:text-align-source="fix" style:repeat-content="false"/>
      <style:paragraph-properties fo:text-align="justify"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dddddd"/>
    </style:style>
  </office:automatic-styles>
  <office:body>
    <office:spreadsheet>
      <table:table table:name="Tabelle1" table:style-name="ta1" table:print="false">
        <table:table-column table:style-name="co1" table:number-columns-repeated="9" table:default-cell-style-name="Default"/>
        <table:table-row table:style-name="ro1" table:number-rows-repeated="25">
          <table:table-cell table:number-columns-repeated="9"/>
        </table:table-row>
        <table:table-row table:style-name="ro1">
          <table:table-cell table:style-name="ce1" office:value-type="string" table:number-columns-spanned="9" table:number-rows-spanned="1">
            <text:p>Test 1</text:p>
          </table:table-cell>
          <table:covered-table-cell table:number-columns-repeated="6" table:style-name="ce2"/>
          <table:covered-table-cell table:number-columns-repeated="2" table:style-name="ce4"/>
        </table:table-row>
        <table:table-row table:style-name="ro1">
          <table:table-cell table:style-name="ce1" office:value-type="string">
            <text:p>Testperson</text:p>
          </table:table-cell>
          <table:table-cell table:style-name="ce1" office:value-type="string">
            <text:p>Antwort 1</text:p>
          </table:table-cell>
          <table:table-cell table:style-name="ce1" office:value-type="string">
            <text:p>Antwort 2</text:p>
          </table:table-cell>
          <table:table-cell table:style-name="ce1" office:value-type="string">
            <text:p>Antwort <text:s/>3</text:p>
          </table:table-cell>
          <table:table-cell table:style-name="ce1" office:value-type="string">
            <text:p>Antwort 4</text:p>
          </table:table-cell>
          <table:table-cell table:style-name="ce1" office:value-type="string">
            <text:p>Antwort 5</text:p>
          </table:table-cell>
          <table:table-cell table:style-name="ce1" office:value-type="string">
            <text:p>Antwort 6</text:p>
          </table:table-cell>
          <table:table-cell table:style-name="ce1" office:value-type="string">
            <text:p>Antwort 7</text:p>
          </table:table-cell>
          <table:table-cell table:style-name="ce1" office:value-type="string">
            <text:p>Antwort 8</text:p>
          </table:table-cell>
        </table:table-row>
        <table:table-row table:style-name="ro1">
          <table:table-cell table:style-name="ce1" office:value-type="float" office:value="1">
            <text:p>1</text:p>
          </table:table-cell>
          <table:table-cell table:number-columns-repeated="2" table:style-name="ce3" office:value-type="float" office:value="5">
            <text:p>5</text:p>
          </table:table-cell>
          <table:table-cell table:style-name="ce3" office:value-type="float" office:value="1">
            <text:p>1</text:p>
          </table:table-cell>
          <table:table-cell table:number-columns-repeated="4" table:style-name="ce3" office:value-type="string">
            <text:p>NEIN</text:p>
          </table:table-cell>
          <table:table-cell table:style-name="ce3" office:value-type="float" office:value="5">
            <text:p>5</text:p>
          </table:table-cell>
        </table:table-row>
        <table:table-row table:style-name="ro1">
          <table:table-cell table:style-name="ce1" office:value-type="float" office:value="2">
            <text:p>2</text:p>
          </table:table-cell>
          <table:table-cell table:number-columns-repeated="2" table:style-name="ce3" office:value-type="float" office:value="5">
            <text:p>5</text:p>
          </table:table-cell>
          <table:table-cell table:style-name="ce3" office:value-type="float" office:value="1">
            <text:p>1</text:p>
          </table:table-cell>
          <table:table-cell table:number-columns-repeated="4" table:style-name="ce3" office:value-type="string">
            <text:p>NEIN</text:p>
          </table:table-cell>
          <table:table-cell table:style-name="ce3" office:value-type="float" office:value="5">
            <text:p>5</text:p>
          </table:table-cell>
        </table:table-row>
        <table:table-row table:style-name="ro1">
          <table:table-cell table:style-name="ce1" office:value-type="float" office:value="3">
            <text:p>3</text:p>
          </table:table-cell>
          <table:table-cell table:number-columns-repeated="2" table:style-name="ce3" office:value-type="float" office:value="4">
            <text:p>4</text:p>
          </table:table-cell>
          <table:table-cell table:style-name="ce3" office:value-type="float" office:value="1">
            <text:p>1</text:p>
          </table:table-cell>
          <table:table-cell table:number-columns-repeated="4" table:style-name="ce3" office:value-type="string">
            <text:p>NEIN</text:p>
          </table:table-cell>
          <table:table-cell table:style-name="ce3" office:value-type="float" office:value="5">
            <text:p>5</text:p>
          </table:table-cell>
        </table:table-row>
        <table:table-row table:style-name="ro1">
          <table:table-cell table:style-name="ce1" office:value-type="float" office:value="4">
            <text:p>4</text:p>
          </table:table-cell>
          <table:table-cell table:number-columns-repeated="2" table:style-name="ce3" office:value-type="float" office:value="5">
            <text:p>5</text:p>
          </table:table-cell>
          <table:table-cell table:style-name="ce3" office:value-type="float" office:value="2">
            <text:p>2</text:p>
          </table:table-cell>
          <table:table-cell table:number-columns-repeated="3" table:style-name="ce3" office:value-type="string">
            <text:p>NEIN</text:p>
          </table:table-cell>
          <table:table-cell table:style-name="ce3" office:value-type="string">
            <text:p>JA</text:p>
          </table:table-cell>
          <table:table-cell table:style-name="ce3" office:value-type="float" office:value="5">
            <text:p>5</text:p>
          </table:table-cell>
        </table:table-row>
        <table:table-row table:style-name="ro1">
          <table:table-cell table:style-name="ce1" office:value-type="float" office:value="5">
            <text:p>5</text:p>
          </table:table-cell>
          <table:table-cell table:style-name="ce3" office:value-type="float" office:value="3">
            <text:p>3</text:p>
          </table:table-cell>
          <table:table-cell table:style-name="ce3" office:value-type="float" office:value="4">
            <text:p>4</text:p>
          </table:table-cell>
          <table:table-cell table:style-name="ce3" office:value-type="float" office:value="1">
            <text:p>1</text:p>
          </table:table-cell>
          <table:table-cell table:number-columns-repeated="4" table:style-name="ce3" office:value-type="string">
            <text:p>NEIN</text:p>
          </table:table-cell>
          <table:table-cell table:style-name="ce3" office:value-type="float" office:value="4">
            <text:p>4</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1-11">11.01.2023</text:date>, <text:time>15:08:53</text:time></text:p>
        </style:region-right>
      </style:header>
      <style:header-left style:display="false"/>
      <style:footer>
        <text:p>Seite <text:page-number>1</text:page-number> / <text:page-count>99</text:page-count></text:p>
      </style:footer>
      <style:footer-left style:display="false"/>
    </style:master-page>
  </office:master-styles>
</office:document-styles>
</file>